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05cm" fo:min-width="0cm"/>
    </style:style>
    <style:style style:name="gr4" style:family="graphic" style:parent-style-name="objectwithoutfill">
      <style:graphic-properties draw:stroke="solid" draw:stroke-dash="Ultrafine_20_Dashed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6cm" svg:height="0.6cm" svg:x="2.6cm" svg:y="2.1cm">
          <text:p/>
        </draw:rect>
        <draw:line draw:style-name="gr2" draw:text-style-name="P1" draw:layer="layout" svg:x1="4.2cm" svg:y1="2.1cm" svg:x2="4.2cm" svg:y2="2.7cm">
          <text:p/>
        </draw:line>
        <draw:line draw:style-name="gr2" draw:text-style-name="P1" draw:layer="layout" svg:x1="5.799cm" svg:y1="2.099cm" svg:x2="5.8cm" svg:y2="2.7cm">
          <text:p/>
        </draw:line>
        <draw:line draw:style-name="gr2" draw:text-style-name="P1" draw:layer="layout" svg:x1="7.499cm" svg:y1="2.099cm" svg:x2="7.5cm" svg:y2="2.7cm">
          <text:p/>
        </draw:line>
        <draw:frame draw:style-name="gr3" draw:layer="layout" svg:width="0.972cm" svg:height="0.585cm" svg:x="2.9cm" svg:y="2.1cm">
          <draw:text-box>
            <text:p>DUP</text:p>
          </draw:text-box>
        </draw:frame>
        <draw:frame draw:style-name="gr3" draw:layer="layout" svg:width="0.972cm" svg:height="0.585cm" svg:x="4.5cm" svg:y="2.101cm">
          <draw:text-box>
            <text:p>#.B</text:p>
          </draw:text-box>
        </draw:frame>
        <draw:frame draw:style-name="gr3" draw:layer="layout" svg:width="0.972cm" svg:height="0.585cm" svg:x="6.2cm" svg:y="2.102cm">
          <draw:text-box>
            <text:p>255</text:p>
          </draw:text-box>
        </draw:frame>
        <draw:frame draw:style-name="gr3" draw:layer="layout" svg:width="0.815cm" svg:height="0.585cm" svg:x="8cm" svg:y="2.103cm">
          <draw:text-box>
            <text:p>xx</text:p>
          </draw:text-box>
        </draw:frame>
        <draw:line draw:style-name="gr4" draw:text-style-name="P1" draw:layer="layout" svg:x1="3.4cm" svg:y1="2.7cm" svg:x2="3.4cm" svg:y2="3.5cm">
          <text:p/>
        </draw:line>
        <draw:line draw:style-name="gr4" draw:text-style-name="P1" draw:layer="layout" svg:x1="3.4cm" svg:y1="3.5cm" svg:x2="5cm" svg:y2="3.5cm">
          <text:p/>
        </draw:line>
        <draw:line draw:style-name="gr5" draw:text-style-name="P1" draw:layer="layout" svg:x1="5cm" svg:y1="3.5cm" svg:x2="5cm" svg:y2="2.7cm">
          <text:p/>
        </draw:line>
        <draw:frame draw:style-name="gr6" draw:layer="layout" svg:width="2.068cm" svg:height="0.585cm" svg:x="5.3cm" svg:y="3cm">
          <draw:text-box>
            <text:p>Offset = 1</text:p>
          </draw:text-box>
        </draw:frame>
        <draw:rect draw:style-name="gr1" draw:text-style-name="P1" draw:layer="layout" svg:width="6.6cm" svg:height="0.6cm" svg:x="2.599cm" svg:y="4.099cm">
          <text:p/>
        </draw:rect>
        <draw:line draw:style-name="gr2" draw:text-style-name="P1" draw:layer="layout" svg:x1="4.199cm" svg:y1="4.099cm" svg:x2="4.199cm" svg:y2="4.699cm">
          <text:p/>
        </draw:line>
        <draw:line draw:style-name="gr2" draw:text-style-name="P1" draw:layer="layout" svg:x1="5.798cm" svg:y1="4.098cm" svg:x2="5.799cm" svg:y2="4.699cm">
          <text:p/>
        </draw:line>
        <draw:line draw:style-name="gr2" draw:text-style-name="P1" draw:layer="layout" svg:x1="7.498cm" svg:y1="4.098cm" svg:x2="7.499cm" svg:y2="4.699cm">
          <text:p/>
        </draw:line>
        <draw:frame draw:style-name="gr3" draw:layer="layout" svg:width="0.972cm" svg:height="0.585cm" svg:x="2.899cm" svg:y="4.099cm">
          <draw:text-box>
            <text:p>#.B</text:p>
          </draw:text-box>
        </draw:frame>
        <draw:frame draw:style-name="gr3" draw:layer="layout" svg:width="0.972cm" svg:height="0.585cm" svg:x="4.499cm" svg:y="4.1cm">
          <draw:text-box>
            <text:p>128</text:p>
          </draw:text-box>
        </draw:frame>
        <draw:frame draw:style-name="gr3" draw:layer="layout" svg:width="0.972cm" svg:height="0.585cm" svg:x="6.199cm" svg:y="4.101cm">
          <draw:text-box>
            <text:p>#.B</text:p>
          </draw:text-box>
        </draw:frame>
        <draw:frame draw:style-name="gr3" draw:layer="layout" svg:width="0.972cm" svg:height="0.585cm" svg:x="7.999cm" svg:y="4.102cm">
          <draw:text-box>
            <text:p>255</text:p>
          </draw:text-box>
        </draw:frame>
        <draw:line draw:style-name="gr4" draw:text-style-name="P1" draw:layer="layout" svg:x1="3.399cm" svg:y1="4.699cm" svg:x2="3.399cm" svg:y2="5.499cm">
          <text:p/>
        </draw:line>
        <draw:line draw:style-name="gr4" draw:text-style-name="P1" draw:layer="layout" svg:x1="3.399cm" svg:y1="5.499cm" svg:x2="6.7cm" svg:y2="5.5cm">
          <text:p/>
        </draw:line>
        <draw:line draw:style-name="gr5" draw:text-style-name="P1" draw:layer="layout" svg:x1="6.699cm" svg:y1="5.499cm" svg:x2="6.699cm" svg:y2="4.699cm">
          <text:p/>
        </draw:line>
        <draw:frame draw:style-name="gr6" draw:layer="layout" svg:width="2.068cm" svg:height="0.585cm" svg:x="6.999cm" svg:y="4.999cm">
          <draw:text-box>
            <text:p>Offset = 2</text:p>
          </draw:text-box>
        </draw:frame>
        <draw:rect draw:style-name="gr1" draw:text-style-name="P1" draw:layer="layout" svg:width="6.6cm" svg:height="0.6cm" svg:x="2.599cm" svg:y="0.099cm">
          <text:p/>
        </draw:rect>
        <draw:line draw:style-name="gr2" draw:text-style-name="P1" draw:layer="layout" svg:x1="4.199cm" svg:y1="0.099cm" svg:x2="4.199cm" svg:y2="0.699cm">
          <text:p/>
        </draw:line>
        <draw:line draw:style-name="gr2" draw:text-style-name="P1" draw:layer="layout" svg:x1="5.798cm" svg:y1="0.098cm" svg:x2="5.799cm" svg:y2="0.699cm">
          <text:p/>
        </draw:line>
        <draw:line draw:style-name="gr2" draw:text-style-name="P1" draw:layer="layout" svg:x1="7.498cm" svg:y1="0.098cm" svg:x2="7.499cm" svg:y2="0.699cm">
          <text:p/>
        </draw:line>
        <draw:frame draw:style-name="gr3" draw:layer="layout" svg:width="0.972cm" svg:height="0.585cm" svg:x="2.899cm" svg:y="0.099cm">
          <draw:text-box>
            <text:p>#.B</text:p>
          </draw:text-box>
        </draw:frame>
        <draw:frame draw:style-name="gr3" draw:layer="layout" svg:width="0.972cm" svg:height="0.585cm" svg:x="4.499cm" svg:y="0.1cm">
          <draw:text-box>
            <text:p>255</text:p>
          </draw:text-box>
        </draw:frame>
        <draw:frame draw:style-name="gr3" draw:layer="layout" svg:width="0.815cm" svg:height="0.585cm" svg:x="6.199cm" svg:y="0.101cm">
          <draw:text-box>
            <text:p>xx</text:p>
          </draw:text-box>
        </draw:frame>
        <draw:frame draw:style-name="gr3" draw:layer="layout" svg:width="0.815cm" svg:height="0.585cm" svg:x="7.999cm" svg:y="0.102cm">
          <draw:text-box>
            <text:p>xx</text:p>
          </draw:text-box>
        </draw:frame>
        <draw:line draw:style-name="gr4" draw:text-style-name="P1" draw:layer="layout" svg:x1="3.099cm" svg:y1="0.699cm" svg:x2="3.099cm" svg:y2="1.499cm">
          <text:p/>
        </draw:line>
        <draw:line draw:style-name="gr4" draw:text-style-name="P1" draw:layer="layout" svg:x1="3.099cm" svg:y1="1.499cm" svg:x2="3.8cm" svg:y2="1.5cm">
          <text:p/>
        </draw:line>
        <draw:line draw:style-name="gr5" draw:text-style-name="P1" draw:layer="layout" svg:x1="3.799cm" svg:y1="1.499cm" svg:x2="3.799cm" svg:y2="0.699cm">
          <text:p/>
        </draw:line>
        <draw:frame draw:style-name="gr6" draw:layer="layout" svg:width="2.068cm" svg:height="0.585cm" svg:x="3.999cm" svg:y="0.999cm">
          <draw:text-box>
            <text:p>Offset = 0</text:p>
          </draw:text-box>
        </draw:frame>
        <draw:rect draw:style-name="gr1" draw:text-style-name="P1" draw:layer="layout" svg:width="6.6cm" svg:height="0.6cm" svg:x="2.598cm" svg:y="6.198cm">
          <text:p/>
        </draw:rect>
        <draw:line draw:style-name="gr2" draw:text-style-name="P1" draw:layer="layout" svg:x1="4.198cm" svg:y1="6.198cm" svg:x2="4.198cm" svg:y2="6.798cm">
          <text:p/>
        </draw:line>
        <draw:line draw:style-name="gr2" draw:text-style-name="P1" draw:layer="layout" svg:x1="5.797cm" svg:y1="6.197cm" svg:x2="5.798cm" svg:y2="6.798cm">
          <text:p/>
        </draw:line>
        <draw:line draw:style-name="gr2" draw:text-style-name="P1" draw:layer="layout" svg:x1="7.497cm" svg:y1="6.197cm" svg:x2="7.498cm" svg:y2="6.798cm">
          <text:p/>
        </draw:line>
        <draw:frame draw:style-name="gr3" draw:layer="layout" svg:width="0.972cm" svg:height="0.585cm" svg:x="2.898cm" svg:y="6.198cm">
          <draw:text-box>
            <text:p>#.L</text:p>
          </draw:text-box>
        </draw:frame>
        <draw:frame draw:style-name="gr3" draw:layer="layout" svg:width="0.972cm" svg:height="0.585cm" svg:x="4.498cm" svg:y="6.199cm">
          <draw:text-box>
            <text:p>128</text:p>
          </draw:text-box>
        </draw:frame>
        <draw:frame draw:style-name="gr3" draw:layer="layout" svg:width="0.972cm" svg:height="0.585cm" svg:x="6.198cm" svg:y="6.2cm">
          <draw:text-box>
            <text:p>128</text:p>
          </draw:text-box>
        </draw:frame>
        <draw:frame draw:style-name="gr3" draw:layer="layout" svg:width="0.972cm" svg:height="0.585cm" svg:x="7.998cm" svg:y="6.201cm">
          <draw:text-box>
            <text:p>128</text:p>
          </draw:text-box>
        </draw:frame>
        <draw:line draw:style-name="gr4" draw:text-style-name="P1" draw:layer="layout" svg:x1="3.398cm" svg:y1="6.798cm" svg:x2="3.398cm" svg:y2="7.598cm">
          <text:p/>
        </draw:line>
        <draw:frame draw:style-name="gr6" draw:layer="layout" svg:width="2.382cm" svg:height="0.585cm" svg:x="9.298cm" svg:y="7.098cm">
          <draw:text-box>
            <text:p>Offset = n/a</text:p>
          </draw:text-box>
        </draw:frame>
        <draw:line draw:style-name="gr5" draw:text-style-name="P1" draw:layer="layout" svg:x1="3.4cm" svg:y1="7.6cm" svg:x2="9.4cm" svg:y2="7.6cm">
          <text:p/>
        </draw:line>
        <draw:frame draw:style-name="gr6" draw:layer="layout" svg:width="0.815cm" svg:height="0.585cm" svg:x="0.8cm" svg:y="0.1cm">
          <draw:text-box>
            <text:p>A)</text:p>
          </draw:text-box>
        </draw:frame>
        <draw:frame draw:style-name="gr6" draw:layer="layout" svg:width="0.816cm" svg:height="0.585cm" svg:x="0.801cm" svg:y="2.101cm">
          <draw:text-box>
            <text:p><text:span text:style-name="T1">B</text:span>)</text:p>
          </draw:text-box>
        </draw:frame>
        <draw:frame draw:style-name="gr6" draw:layer="layout" svg:width="0.816cm" svg:height="0.585cm" svg:x="0.801cm" svg:y="4.102cm">
          <draw:text-box>
            <text:p><text:span text:style-name="T1">C</text:span>)</text:p>
          </draw:text-box>
        </draw:frame>
        <draw:frame draw:style-name="gr6" draw:layer="layout" svg:width="0.816cm" svg:height="0.585cm" svg:x="0.801cm" svg:y="6.203cm">
          <draw:text-box>
            <text:p><text:span text:style-name="T1">D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onsolas" style:font-style-name="Regular" style:font-family-generic="modern" style:font-pitch="fixed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3T13:43:01.79</meta:creation-date>
    <dc:date>2013-05-13T14:06:35.32</dc:date>
    <meta:editing-duration>PT8M23S</meta:editing-duration>
    <meta:editing-cycles>1</meta:editing-cycles>
    <meta:document-statistic meta:object-count="51"/>
    <meta:generator>OpenOffice.org/3.4.1$Win32 OpenOffice.org_project/341m1$Build-9593</meta:generator>
  </office:meta>
</office:document-meta>
</file>